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Devanagari1" svg:font-family="'Lohit Devanagari'"/>
    <style:font-face style:name="Liberation Mono" svg:font-family="'Liberation Mono'" style:font-family-generic="modern" style:font-pitch="fixed"/>
    <style:font-face style:name="文泉驿点阵正黑2" svg:font-family="文泉驿点阵正黑" style:font-family-generic="modern" style:font-pitch="fixed"/>
    <style:font-face style:name="文泉驿点阵正黑" svg:font-family="文泉驿点阵正黑"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1" svg:font-family="文泉驿点阵正黑" style:font-family-generic="system" style:font-pitch="variable"/>
  </office:font-face-decls>
  <office:automatic-styles>
    <style:style style:name="P1" style:family="paragraph" style:parent-style-name="Standard">
      <style:text-properties officeooo:paragraph-rsid="0018ecab"/>
    </style:style>
    <style:style style:name="P2" style:family="paragraph" style:parent-style-name="Standard">
      <style:text-properties fo:font-variant="normal" fo:text-transform="none" fo:color="#444444" style:font-name="文泉驿点阵正黑" fo:font-size="10.5pt" fo:letter-spacing="normal" officeooo:rsid="005e3602" officeooo:paragraph-rsid="005e3602" style:font-name-asian="文泉驿点阵正黑" style:font-size-asian="10.5pt" style:font-style-asian="normal" style:font-weight-asian="normal" style:font-size-complex="10.5pt"/>
    </style:style>
    <style:style style:name="P3" style:family="paragraph" style:parent-style-name="Standard">
      <style:text-properties fo:font-variant="normal" fo:text-transform="none" fo:color="#444444" style:font-name="文泉驿点阵正黑" fo:font-size="10.5pt" fo:letter-spacing="normal" officeooo:rsid="005f0be3" officeooo:paragraph-rsid="005f0be3" style:font-name-asian="文泉驿点阵正黑" style:font-size-asian="10.5pt" style:font-style-asian="normal" style:font-weight-asian="normal" style:font-size-complex="10.5pt"/>
    </style:style>
    <style:style style:name="P4" style:family="paragraph" style:parent-style-name="Standard">
      <style:text-properties fo:font-variant="normal" fo:text-transform="none" fo:color="#1c1c1c" style:font-name="文泉驿点阵正黑" fo:font-size="10.5pt" fo:letter-spacing="normal" officeooo:rsid="001c5c4f" officeooo:paragraph-rsid="00186e71" style:font-name-asian="文泉驿点阵正黑" style:font-size-asian="10.5pt" style:font-style-asian="normal" style:font-weight-asian="normal" style:font-size-complex="10.5pt"/>
    </style:style>
    <style:style style:name="P5" style:family="paragraph" style:parent-style-name="Standard">
      <style:text-properties fo:font-variant="normal" fo:text-transform="none" fo:color="#1c1c1c" style:font-name="文泉驿点阵正黑" fo:font-size="10.5pt" fo:letter-spacing="normal" officeooo:rsid="0026462c" officeooo:paragraph-rsid="0026462c" style:font-name-asian="文泉驿点阵正黑" style:font-size-asian="10.5pt" style:font-style-asian="normal" style:font-weight-asian="normal" style:font-size-complex="10.5pt"/>
    </style:style>
    <style:style style:name="P6" style:family="paragraph" style:parent-style-name="Standard">
      <style:text-properties fo:font-variant="normal" fo:text-transform="none" fo:color="#1c1c1c" style:font-name="文泉驿点阵正黑" fo:font-size="10.5pt" fo:letter-spacing="normal" officeooo:rsid="0027ed3b" officeooo:paragraph-rsid="0027ed3b" style:font-name-asian="文泉驿点阵正黑" style:font-size-asian="10.5pt" style:font-style-asian="normal" style:font-weight-asian="normal" style:font-size-complex="10.5pt"/>
    </style:style>
    <style:style style:name="P7" style:family="paragraph" style:parent-style-name="Standard">
      <style:text-properties fo:font-variant="normal" fo:text-transform="none" fo:color="#1c1c1c" style:font-name="文泉驿点阵正黑" fo:font-size="10.5pt" fo:letter-spacing="normal" officeooo:rsid="002cdf1e" officeooo:paragraph-rsid="002cdf1e" style:font-name-asian="文泉驿点阵正黑" style:font-size-asian="10.5pt" style:font-style-asian="normal" style:font-weight-asian="normal" style:font-size-complex="10.5pt"/>
    </style:style>
    <style:style style:name="P8" style:family="paragraph" style:parent-style-name="Standard">
      <style:text-properties fo:font-variant="normal" fo:text-transform="none" fo:color="#1c1c1c" style:font-name="文泉驿点阵正黑" fo:font-size="10.5pt" fo:letter-spacing="normal" officeooo:rsid="005e3602" officeooo:paragraph-rsid="005e3602" style:font-name-asian="文泉驿点阵正黑" style:font-size-asian="10.5pt" style:font-style-asian="normal" style:font-weight-asian="normal" style:font-size-complex="10.5pt"/>
    </style:style>
    <style:style style:name="P9" style:family="paragraph" style:parent-style-name="Standard">
      <style:text-properties fo:font-variant="normal" fo:text-transform="none" fo:color="#1c1c1c" style:font-name="文泉驿点阵正黑" fo:font-size="10.5pt" fo:letter-spacing="normal" officeooo:rsid="00219ae1" officeooo:paragraph-rsid="00186e71" style:font-name-asian="文泉驿点阵正黑" style:font-size-asian="10.5pt" style:font-style-asian="normal" style:font-weight-asian="normal" style:font-size-complex="10.5pt"/>
    </style:style>
    <style:style style:name="P10" style:family="paragraph" style:parent-style-name="Standard">
      <style:text-properties fo:font-variant="normal" fo:text-transform="none" fo:color="#1c1c1c" style:font-name="文泉驿点阵正黑" fo:font-size="10.5pt" fo:letter-spacing="normal" officeooo:paragraph-rsid="00057dac" style:font-name-asian="文泉驿点阵正黑" style:font-size-asian="10.5pt" style:font-style-asian="normal" style:font-weight-asian="normal" style:font-size-complex="10.5pt"/>
    </style:style>
    <style:style style:name="P11" style:family="paragraph" style:parent-style-name="Standard">
      <style:text-properties fo:font-variant="normal" fo:text-transform="none" fo:color="#1c1c1c" style:font-name="文泉驿点阵正黑" fo:font-size="10.5pt" fo:letter-spacing="normal" officeooo:paragraph-rsid="00057dac" style:font-name-asian="文泉驿点阵正黑" style:font-size-asian="10.5pt" style:font-size-complex="10.5pt"/>
    </style:style>
    <style:style style:name="P12" style:family="paragraph" style:parent-style-name="Standard">
      <style:text-properties fo:font-variant="normal" fo:text-transform="none" fo:color="#1c1c1c" style:font-name="文泉驿点阵正黑" fo:font-size="10.5pt" fo:letter-spacing="normal" fo:font-style="normal" fo:font-weight="normal" officeooo:rsid="00057dac" officeooo:paragraph-rsid="00057dac" style:font-name-asian="文泉驿点阵正黑" style:font-size-asian="10.5pt" style:font-size-complex="10.5pt"/>
    </style:style>
    <style:style style:name="P13" style:family="paragraph" style:parent-style-name="Standard">
      <style:text-properties officeooo:paragraph-rsid="005c4c83"/>
    </style:style>
    <style:style style:name="P14" style:family="paragraph" style:parent-style-name="Standard">
      <style:text-properties fo:color="#1c1c1c" style:font-name="文泉驿点阵正黑" fo:font-size="10.5pt" officeooo:rsid="00057dac" officeooo:paragraph-rsid="00057dac" style:font-name-asian="文泉驿点阵正黑" style:font-size-asian="10.5pt" style:font-size-complex="10.5pt"/>
    </style:style>
    <style:style style:name="P15" style:family="paragraph" style:parent-style-name="Standard">
      <style:text-properties fo:color="#1c1c1c" style:font-name="文泉驿点阵正黑" fo:font-size="10.5pt" officeooo:rsid="00057dac" officeooo:paragraph-rsid="00251e4c" style:font-name-asian="文泉驿点阵正黑" style:font-size-asian="10.5pt" style:font-size-complex="10.5pt"/>
    </style:style>
    <style:style style:name="P16" style:family="paragraph" style:parent-style-name="Standard">
      <style:text-properties fo:color="#1c1c1c" style:font-name="文泉驿点阵正黑" fo:font-size="10.5pt" officeooo:rsid="00057dac" officeooo:paragraph-rsid="000eb5e3" style:font-name-asian="文泉驿点阵正黑" style:font-size-asian="10.5pt" style:font-size-complex="10.5pt"/>
    </style:style>
    <style:style style:name="P17" style:family="paragraph" style:parent-style-name="Standard">
      <style:text-properties fo:color="#1c1c1c" style:font-name="文泉驿点阵正黑" fo:font-size="10.5pt" officeooo:rsid="00057dac" officeooo:paragraph-rsid="00109b8e" style:font-name-asian="文泉驿点阵正黑" style:font-size-asian="10.5pt" style:font-size-complex="10.5pt"/>
    </style:style>
    <style:style style:name="P18" style:family="paragraph" style:parent-style-name="Standard">
      <style:text-properties fo:color="#1c1c1c" style:font-name="文泉驿点阵正黑" fo:font-size="10.5pt" officeooo:rsid="00057dac" officeooo:paragraph-rsid="00186e71" style:font-name-asian="文泉驿点阵正黑" style:font-size-asian="10.5pt" style:font-size-complex="10.5pt"/>
    </style:style>
    <style:style style:name="P19" style:family="paragraph" style:parent-style-name="Standard">
      <style:text-properties fo:color="#1c1c1c" style:font-name="文泉驿点阵正黑" fo:font-size="10.5pt" officeooo:rsid="00057dac" officeooo:paragraph-rsid="00098687" style:font-name-asian="文泉驿点阵正黑" style:font-size-asian="10.5pt" style:font-size-complex="10.5pt"/>
    </style:style>
    <style:style style:name="P20" style:family="paragraph" style:parent-style-name="Standard">
      <style:text-properties fo:color="#1c1c1c" style:font-name="文泉驿点阵正黑" fo:font-size="10.5pt" officeooo:rsid="00057dac" officeooo:paragraph-rsid="0034624b" style:font-name-asian="文泉驿点阵正黑" style:font-size-asian="10.5pt" style:font-size-complex="10.5pt"/>
    </style:style>
    <style:style style:name="P21" style:family="paragraph" style:parent-style-name="Standard">
      <style:text-properties fo:color="#1c1c1c" style:font-name="文泉驿点阵正黑" fo:font-size="10.5pt" officeooo:rsid="00057dac" officeooo:paragraph-rsid="00656d8a" style:font-name-asian="文泉驿点阵正黑" style:font-size-asian="10.5pt" style:font-size-complex="10.5pt"/>
    </style:style>
    <style:style style:name="P22" style:family="paragraph" style:parent-style-name="Standard">
      <style:text-properties fo:color="#1c1c1c" style:font-name="文泉驿点阵正黑" fo:font-size="10.5pt" officeooo:rsid="00109b8e" officeooo:paragraph-rsid="00109b8e" style:font-name-asian="文泉驿点阵正黑" style:font-size-asian="10.5pt" style:font-size-complex="10.5pt"/>
    </style:style>
    <style:style style:name="P23" style:family="paragraph" style:parent-style-name="Standard">
      <style:text-properties fo:color="#1c1c1c" style:font-name="文泉驿点阵正黑" fo:font-size="10.5pt" officeooo:paragraph-rsid="00186e71" style:font-name-asian="文泉驿点阵正黑" style:font-size-asian="10.5pt" style:font-size-complex="10.5pt"/>
    </style:style>
    <style:style style:name="P24" style:family="paragraph" style:parent-style-name="Standard">
      <style:text-properties fo:color="#1c1c1c" style:font-name="文泉驿点阵正黑" fo:font-size="10.5pt" officeooo:rsid="0026462c" officeooo:paragraph-rsid="0026462c" style:font-name-asian="文泉驿点阵正黑" style:font-size-asian="10.5pt" style:font-size-complex="10.5pt"/>
    </style:style>
    <style:style style:name="P25" style:family="paragraph" style:parent-style-name="Standard">
      <style:text-properties fo:color="#1c1c1c" style:font-name="文泉驿点阵正黑" fo:font-size="10.5pt" officeooo:rsid="0027ed3b" officeooo:paragraph-rsid="0027ed3b" style:font-name-asian="文泉驿点阵正黑" style:font-size-asian="10.5pt" style:font-size-complex="10.5pt"/>
    </style:style>
    <style:style style:name="P26" style:family="paragraph" style:parent-style-name="Standard">
      <style:text-properties fo:color="#1c1c1c" style:font-name="文泉驿点阵正黑" fo:font-size="10.5pt" officeooo:rsid="00358a43" officeooo:paragraph-rsid="00358a43" style:font-name-asian="文泉驿点阵正黑" style:font-size-asian="10.5pt" style:font-size-complex="10.5pt"/>
    </style:style>
    <style:style style:name="P27" style:family="paragraph" style:parent-style-name="Standard">
      <style:text-properties fo:color="#1c1c1c" style:font-name="文泉驿点阵正黑" fo:font-size="10.5pt" officeooo:rsid="00358a43" officeooo:paragraph-rsid="0035c769" style:font-name-asian="文泉驿点阵正黑" style:font-size-asian="10.5pt" style:font-size-complex="10.5pt"/>
    </style:style>
    <style:style style:name="P28" style:family="paragraph" style:parent-style-name="Standard">
      <style:text-properties fo:color="#1c1c1c" style:font-name="文泉驿点阵正黑" fo:font-size="10.5pt" officeooo:rsid="00371f57" officeooo:paragraph-rsid="00371f57" style:font-name-asian="文泉驿点阵正黑" style:font-size-asian="10.5pt" style:font-size-complex="10.5pt"/>
    </style:style>
    <style:style style:name="P29" style:family="paragraph" style:parent-style-name="Standard">
      <style:text-properties fo:color="#1c1c1c" style:font-name="文泉驿点阵正黑" fo:font-size="10.5pt" officeooo:rsid="00371f57" officeooo:paragraph-rsid="00400f5c" style:font-name-asian="文泉驿点阵正黑" style:font-size-asian="10.5pt" style:font-size-complex="10.5pt"/>
    </style:style>
    <style:style style:name="P30" style:family="paragraph" style:parent-style-name="Standard">
      <style:text-properties fo:color="#1c1c1c" style:font-name="文泉驿点阵正黑" fo:font-size="10.5pt" officeooo:rsid="005aae76" officeooo:paragraph-rsid="005aae76" style:font-name-asian="文泉驿点阵正黑" style:font-size-asian="10.5pt" style:font-size-complex="10.5pt"/>
    </style:style>
    <style:style style:name="P31" style:family="paragraph" style:parent-style-name="Standard">
      <style:text-properties fo:color="#1c1c1c" style:font-name="文泉驿点阵正黑" fo:font-size="10.5pt" officeooo:rsid="005b04bc" officeooo:paragraph-rsid="005b04bc" style:font-name-asian="文泉驿点阵正黑" style:font-size-asian="10.5pt" style:font-size-complex="10.5pt"/>
    </style:style>
    <style:style style:name="P32" style:family="paragraph" style:parent-style-name="Standard">
      <style:text-properties fo:color="#1c1c1c" style:font-name="文泉驿点阵正黑" fo:font-size="10.5pt" officeooo:rsid="005c4c83" officeooo:paragraph-rsid="005c4c83" style:font-name-asian="文泉驿点阵正黑" style:font-size-asian="10.5pt" style:font-size-complex="10.5pt"/>
    </style:style>
    <style:style style:name="P33" style:family="paragraph" style:parent-style-name="Standard">
      <style:text-properties fo:color="#1c1c1c" style:font-name="文泉驿点阵正黑" fo:font-size="10.5pt" officeooo:rsid="003c639a" officeooo:paragraph-rsid="003c639a" style:font-name-asian="文泉驿点阵正黑" style:font-size-asian="10.5pt" style:font-size-complex="10.5pt"/>
    </style:style>
    <style:style style:name="P34" style:family="paragraph" style:parent-style-name="Standard">
      <style:text-properties fo:color="#1c1c1c" style:font-name="文泉驿点阵正黑" fo:font-size="10.5pt" officeooo:rsid="00288b51" officeooo:paragraph-rsid="00057dac" style:font-name-asian="文泉驿点阵正黑" style:font-size-asian="10.5pt" style:font-size-complex="10.5pt"/>
    </style:style>
    <style:style style:name="P35" style:family="paragraph" style:parent-style-name="Standard">
      <style:text-properties fo:color="#1c1c1c" style:font-name="文泉驿点阵正黑" fo:font-size="10.5pt" officeooo:rsid="0029dda4" officeooo:paragraph-rsid="0029dda4" style:font-name-asian="文泉驿点阵正黑" style:font-size-asian="10.5pt" style:font-size-complex="10.5pt"/>
    </style:style>
    <style:style style:name="P36" style:family="paragraph" style:parent-style-name="Standard">
      <style:text-properties fo:color="#1c1c1c" style:font-name="文泉驿点阵正黑" fo:font-size="10.5pt" officeooo:rsid="0031f7fa" officeooo:paragraph-rsid="0031f7fa" style:font-name-asian="文泉驿点阵正黑" style:font-size-asian="10.5pt" style:font-size-complex="10.5pt"/>
    </style:style>
    <style:style style:name="P37" style:family="paragraph" style:parent-style-name="Standard">
      <style:text-properties fo:color="#1c1c1c" style:font-name="文泉驿点阵正黑" fo:font-size="10.5pt" officeooo:rsid="0038214f" officeooo:paragraph-rsid="0031f7fa" style:font-name-asian="文泉驿点阵正黑" style:font-size-asian="10.5pt" style:font-size-complex="10.5pt"/>
    </style:style>
    <style:style style:name="P38" style:family="paragraph" style:parent-style-name="Standard">
      <style:text-properties fo:color="#1c1c1c" style:font-name="文泉驿点阵正黑" fo:font-size="10.5pt" officeooo:rsid="002bf56c" officeooo:paragraph-rsid="002bf56c" style:font-name-asian="文泉驿点阵正黑" style:font-size-asian="10.5pt" style:font-size-complex="10.5pt"/>
    </style:style>
    <style:style style:name="P39" style:family="paragraph" style:parent-style-name="Standard">
      <style:text-properties fo:color="#1c1c1c" style:font-name="文泉驿点阵正黑" fo:font-size="10.5pt" officeooo:rsid="0067d1c2" officeooo:paragraph-rsid="0067d1c2" style:font-name-asian="文泉驿点阵正黑" style:font-size-asian="10.5pt" style:font-size-complex="10.5pt"/>
    </style:style>
    <style:style style:name="P40" style:family="paragraph" style:parent-style-name="Standard">
      <style:paragraph-properties fo:line-height="100%" fo:text-align="start" style:justify-single-word="false"/>
      <style:text-properties fo:color="#1c1c1c" style:font-name="文泉驿点阵正黑" fo:font-size="10.5pt" fo:font-weight="normal" officeooo:rsid="00057dac" officeooo:paragraph-rsid="0033315e" fo:background-color="transparent" style:font-name-asian="文泉驿点阵正黑" style:font-size-asian="10.5pt" style:font-name-complex="Liberation Serif1" style:font-size-complex="10.5pt"/>
    </style:style>
    <style:style style:name="P41" style:family="paragraph" style:parent-style-name="Standard">
      <style:text-properties fo:color="#0000ff" style:font-name="文泉驿点阵正黑" fo:font-size="10.5pt" officeooo:rsid="00057dac" officeooo:paragraph-rsid="00656d8a" style:font-name-asian="文泉驿点阵正黑" style:font-size-asian="10.5pt" style:font-size-complex="10.5pt"/>
    </style:style>
    <style:style style:name="P42" style:family="paragraph" style:parent-style-name="Preformatted_20_Text">
      <loext:graphic-properties draw:fill="bitmap" style:repeat="repeat" draw:fill-image-ref-point="top-left"/>
      <style:paragraph-properties fo:margin-top="0cm" fo:margin-bottom="0.247cm" loext:contextual-spacing="false" fo:line-height="145%" fo:orphans="2" fo:widows="2" fo:padding="0cm" fo:border="none"/>
    </style:style>
    <style:style style:name="P43" style:family="paragraph" style:parent-style-name="Standard">
      <style:text-properties fo:font-variant="normal" fo:text-transform="none" fo:color="#1c1c1c" style:font-name="文泉驿点阵正黑" fo:font-size="10.5pt" fo:letter-spacing="normal" officeooo:rsid="005f0be3" officeooo:paragraph-rsid="005f0be3" style:font-name-asian="文泉驿点阵正黑" style:font-size-asian="10.5pt" style:font-style-asian="normal" style:font-weight-asian="normal" style:font-size-complex="10.5pt"/>
    </style:style>
    <style:style style:name="P44" style:family="paragraph" style:parent-style-name="Standard">
      <style:text-properties fo:color="#1c1c1c" style:font-name="文泉驿点阵正黑" fo:font-size="10.5pt" officeooo:paragraph-rsid="00186e71" style:font-name-asian="文泉驿点阵正黑" style:font-size-asian="10.5pt" style:font-size-complex="10.5pt"/>
    </style:style>
    <style:style style:name="P45" style:family="paragraph" style:parent-style-name="Standard">
      <style:paragraph-properties fo:margin-left="0cm" fo:margin-right="0cm" fo:text-align="start" style:justify-single-word="false" fo:text-indent="0cm" style:auto-text-indent="false"/>
    </style:style>
    <style:style style:name="T1" style:family="text">
      <style:text-properties officeooo:rsid="00098687"/>
    </style:style>
    <style:style style:name="T2" style:family="text">
      <style:text-properties officeooo:rsid="000eb5e3"/>
    </style:style>
    <style:style style:name="T3" style:family="text">
      <style:text-properties officeooo:rsid="00109b8e"/>
    </style:style>
    <style:style style:name="T4" style:family="text">
      <style:text-properties fo:font-variant="normal" fo:text-transform="none" fo:color="#1c1c1c" style:font-name="文泉驿点阵正黑" fo:font-size="10.5pt" fo:letter-spacing="normal" style:font-name-asian="文泉驿点阵正黑" style:font-size-asian="10.5pt" style:font-style-asian="normal" style:font-weight-asian="normal" style:font-size-complex="10.5pt"/>
    </style:style>
    <style:style style:name="T5" style:family="text">
      <style:text-properties fo:font-variant="normal" fo:text-transform="none" fo:color="#1c1c1c" style:font-name="文泉驿点阵正黑" fo:font-size="10.5pt" fo:letter-spacing="normal" style:font-name-asian="文泉驿点阵正黑" style:font-size-asian="10.5pt" style:font-size-complex="10.5pt" loext:padding="0cm" loext:border="none"/>
    </style:style>
    <style:style style:name="T6" style:family="text">
      <style:text-properties fo:font-variant="normal" fo:text-transform="none" fo:color="#1c1c1c" style:font-name="文泉驿点阵正黑" fo:font-size="10.5pt" fo:letter-spacing="normal" fo:font-style="normal" fo:font-weight="normal" style:font-name-asian="文泉驿点阵正黑" style:font-size-asian="10.5pt" style:font-size-complex="10.5pt"/>
    </style:style>
    <style:style style:name="T7" style:family="text">
      <style:text-properties fo:font-variant="normal" fo:text-transform="none" fo:color="#1c1c1c" style:font-name="文泉驿点阵正黑" fo:font-size="10.5pt" fo:letter-spacing="normal" fo:font-style="normal" fo:font-weight="normal" style:font-name-asian="文泉驿点阵正黑" style:font-size-asian="10.5pt" style:font-size-complex="10.5pt" loext:padding="0cm" loext:border="none"/>
    </style:style>
    <style:style style:name="T8" style:family="text">
      <style:text-properties fo:font-variant="normal" fo:text-transform="none" fo:color="#1c1c1c" style:font-name="文泉驿点阵正黑" fo:font-size="10.5pt" fo:letter-spacing="normal" fo:font-style="normal" fo:font-weight="normal" style:font-name-asian="文泉驿点阵正黑" style:font-size-asian="10.5pt" style:font-style-asian="normal" style:font-weight-asian="normal" style:font-size-complex="10.5pt"/>
    </style:style>
    <style:style style:name="T9" style:family="text">
      <style:text-properties fo:font-variant="normal" fo:text-transform="none" fo:letter-spacing="normal" style:font-style-asian="normal" style:font-weight-asian="normal"/>
    </style:style>
    <style:style style:name="T10" style:family="text">
      <style:text-properties fo:font-variant="normal" fo:text-transform="none" fo:letter-spacing="normal" officeooo:rsid="001c5c4f" style:font-style-asian="normal" style:font-weight-asian="normal"/>
    </style:style>
    <style:style style:name="T11" style:family="text">
      <style:text-properties fo:font-variant="normal" fo:text-transform="none" fo:letter-spacing="normal" officeooo:rsid="00219ae1" style:font-style-asian="normal" style:font-weight-asian="normal"/>
    </style:style>
    <style:style style:name="T12" style:family="text">
      <style:text-properties fo:font-variant="normal" fo:text-transform="none" fo:letter-spacing="normal" officeooo:rsid="0026462c" style:font-style-asian="normal" style:font-weight-asian="normal"/>
    </style:style>
    <style:style style:name="T13" style:family="text">
      <style:text-properties fo:font-variant="normal" fo:text-transform="none" fo:letter-spacing="normal" officeooo:rsid="002f2c74" style:font-style-asian="normal" style:font-weight-asian="normal"/>
    </style:style>
    <style:style style:name="T14" style:family="text">
      <style:text-properties fo:font-variant="normal" fo:text-transform="none" fo:letter-spacing="normal" officeooo:rsid="00307e60" style:font-style-asian="normal" style:font-weight-asian="normal"/>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color="#0080ff" style:font-name="Monospace" fo:font-size="10pt" fo:letter-spacing="normal" officeooo:rsid="001c5c4f" style:font-size-asian="10pt" style:font-style-asian="normal" style:font-weight-asian="normal"/>
    </style:style>
    <style:style style:name="T17" style:family="text">
      <style:text-properties officeooo:rsid="001b2b1a"/>
    </style:style>
    <style:style style:name="T18" style:family="text">
      <style:text-properties officeooo:rsid="00057dac"/>
    </style:style>
    <style:style style:name="T19" style:family="text">
      <style:text-properties officeooo:rsid="001f95e5"/>
    </style:style>
    <style:style style:name="T20" style:family="text">
      <style:text-properties officeooo:rsid="00251e4c"/>
    </style:style>
    <style:style style:name="T21" style:family="text">
      <style:text-properties officeooo:rsid="00297264"/>
    </style:style>
    <style:style style:name="T22" style:family="text">
      <style:text-properties officeooo:rsid="002ab68e"/>
    </style:style>
    <style:style style:name="T23" style:family="text">
      <style:text-properties officeooo:rsid="002c7754"/>
    </style:style>
    <style:style style:name="T24" style:family="text">
      <style:text-properties officeooo:rsid="0034624b"/>
    </style:style>
    <style:style style:name="T25" style:family="text">
      <style:text-properties officeooo:rsid="0035c769"/>
    </style:style>
    <style:style style:name="T26" style:family="text">
      <style:text-properties officeooo:rsid="0039a0b2"/>
    </style:style>
    <style:style style:name="T27" style:family="text">
      <style:text-properties officeooo:rsid="003a6a76"/>
    </style:style>
    <style:style style:name="T28" style:family="text">
      <style:text-properties officeooo:rsid="003e3de5"/>
    </style:style>
    <style:style style:name="T29" style:family="text">
      <style:text-properties officeooo:rsid="00413ed0"/>
    </style:style>
    <style:style style:name="T30" style:family="text">
      <style:text-properties officeooo:rsid="0044d603"/>
    </style:style>
    <style:style style:name="T31" style:family="text">
      <style:text-properties officeooo:rsid="0045d93f"/>
    </style:style>
    <style:style style:name="T32" style:family="text">
      <style:text-properties officeooo:rsid="00472e7b"/>
    </style:style>
    <style:style style:name="T33" style:family="text">
      <style:text-properties officeooo:rsid="004db046"/>
    </style:style>
    <style:style style:name="T34" style:family="text">
      <style:text-properties officeooo:rsid="004df4fc"/>
    </style:style>
    <style:style style:name="T35" style:family="text">
      <style:text-properties officeooo:rsid="00542b4c"/>
    </style:style>
    <style:style style:name="T36" style:family="text">
      <style:text-properties officeooo:rsid="005a3c3e"/>
    </style:style>
    <style:style style:name="T37" style:family="text">
      <style:text-properties officeooo:rsid="005b04bc"/>
    </style:style>
    <style:style style:name="T38" style:family="text">
      <style:text-properties fo:font-style="normal" fo:font-weight="normal"/>
    </style:style>
    <style:style style:name="T39" style:family="text">
      <style:text-properties fo:font-style="normal" fo:font-weight="normal" officeooo:rsid="00057dac"/>
    </style:style>
    <style:style style:name="T40" style:family="text">
      <style:text-properties fo:font-style="normal" fo:font-weight="normal" style:font-style-asian="normal" style:font-weight-asian="normal"/>
    </style:style>
    <style:style style:name="T41" style:family="text">
      <style:text-properties style:font-style-asian="normal" style:font-weight-asian="normal"/>
    </style:style>
    <style:style style:name="T42" style:family="text">
      <style:text-properties fo:color="#1c1c1c" style:font-name="文泉驿点阵正黑" fo:font-size="10.5pt" officeooo:rsid="00109b8e" style:font-name-asian="文泉驿点阵正黑" style:font-size-asian="10.5pt" style:font-size-complex="10.5pt"/>
    </style:style>
    <style:style style:name="T43" style:family="text">
      <style:text-properties fo:color="#1c1c1c" style:font-name="文泉驿点阵正黑" fo:font-size="10.5pt" officeooo:rsid="005c4c83" style:font-name-asian="文泉驿点阵正黑" style:font-size-asian="10.5pt" style:font-size-complex="10.5pt"/>
    </style:style>
    <style:style style:name="T44" style:family="text">
      <style:text-properties fo:color="#1c1c1c" style:font-name="文泉驿点阵正黑" style:font-name-asian="文泉驿点阵正黑"/>
    </style:style>
    <style:style style:name="T45" style:family="text">
      <style:text-properties officeooo:rsid="006605d4"/>
    </style:style>
    <style:style style:name="T46" style:family="text">
      <style:text-properties fo:color="#0080ff" style:font-name="Monospace" fo:font-size="10pt" style:font-size-asian="10pt"/>
    </style:style>
    <style:style style:name="T47" style:family="text">
      <style:text-properties fo:color="#03a8d8" style:font-name="Monospace" fo:font-size="10pt" fo:font-weight="bold" style:font-size-asian="10pt" style:font-weight-asian="bold"/>
    </style:style>
    <style:style style:name="T48" style:family="text">
      <style:text-properties fo:color="#d9e8f7" style:font-name="Monospace" fo:font-size="10pt" style:font-size-asian="10pt"/>
    </style:style>
    <style:style style:name="T49" style:family="text">
      <style:text-properties fo:color="#800000" style:font-name="Monospace" fo:font-size="10pt" style:font-size-asian="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ynamoDB学习成果</text:p>
      <text:h text:style-name="Heading_20_3" text:outline-level="3"/>
      <text:h text:style-name="Heading_20_3" text:outline-level="3">一、了解DynamoDB的核心组件和支持的数据类型。</text:h>
      <text:p text:style-name="P14"/>
      <text:p text:style-name="P14"><text:tab/>核心组件为<text:span text:style-name="T17">：表、项目、属性。</text:span></text:p>
      <text:p text:style-name="P14"/>
      <text:p text:style-name="P14"><text:tab/>支持的数据类型<text:span text:style-name="T17">： <text:s/><text:tab/></text:span></text:p>
      <text:p text:style-name="P14"><text:tab/><text:tab/><text:span text:style-name="T17">1.标量类型-包括数字number、字符串string、二进制、布尔值、null。</text:span></text:p>
      <text:p text:style-name="P14"><text:tab/><text:tab/><text:span text:style-name="T17">2.文档类型-包括列表list( [“cookie”, “coffee”, 4.5] )和映射map( {name: “dd”, birthday: <text:tab/><text:tab/><text:tab/><text:tab/><text:tab/>“2019-02-19” } )。</text:span></text:p>
      <text:p text:style-name="P14"><text:tab/><text:tab/><text:span text:style-name="T17">3.集类型-集类型表示多个标量值。如字符串集、数字集、二进制集。( [“black”, “green”, <text:tab/><text:tab/><text:tab/><text:tab/>“red” ] ) ，集中的所有元素必须为相同类型。</text:span></text:p>
      <text:p text:style-name="P14"><text:tab/><text:tab/><text:span text:style-name="T19">4.JSON (可将以上数据类型组合成json格式，然后以字符串的格式put到ddb。内部其实是使<text:tab/><text:tab/><text:tab/>用Jackson进行了转换。</text:span></text:p>
      <text:p text:style-name="P14"/>
      <text:p text:style-name="P15"><text:tab/><text:tab/>表达式属性名称<text:span text:style-name="T20">：如果属性名称以数字开头或者包含空格、特殊字符或保留字,则您必须 在表达<text:tab/><text:tab/>式中使用表达式属性名称替换该属性名称。 #c : Comment</text:span></text:p>
      <text:p text:style-name="P15"/>
      <text:p text:style-name="P15"><text:tab/><text:tab/>表达式属性值<text:span text:style-name="T20">： <text:s/>以：开头，后跟一个或者多个字母数字字符，作为表达式属性值的占位符。</text:span></text:p>
      <text:p text:style-name="P15"/>
      <text:h text:style-name="Heading_20_3" text:outline-level="3">二、对比DynamoDB与类似数据库的区别。</text:h>
      <text:p text:style-name="P40"/>
      <text:p text:style-name="P40"><text:tab/><text:span text:style-name="T30">DynamoDB和MongoDB相似度最高。</text:span></text:p>
      <text:p text:style-name="P40"><text:tab/></text:p>
      <text:p text:style-name="P40"><text:tab/><text:tab/><text:span text:style-name="T30"> <text:s/>集合-&gt;文档-&gt;属性 (mongodb)</text:span></text:p>
      <text:p text:style-name="P40"><text:tab/><text:tab/> <text:s/>表<text:span text:style-name="T30">-&gt;项目-&gt;属性 <text:s/>(DynamoDB)</text:span></text:p>
      <text:p text:style-name="P40"/>
      <text:p text:style-name="P40"><text:tab/><text:tab/>主键的概念<text:span text:style-name="T30">：mongodb默认情况下会生成_id唯一标识某条数据，dynamodb需要为表中的每<text:tab/><text:tab/>个项目指定主键。</text:span></text:p>
      <text:p text:style-name="P40"/>
      <text:p text:style-name="P40"><text:tab/><text:tab/><text:span text:style-name="T31">dynamo的分区键类似mongodb的片键。</text:span></text:p>
      <text:p text:style-name="P40"/>
      <text:p text:style-name="P40"/>
      <text:h text:style-name="Heading_20_3" text:outline-level="3">三、分析DynamoDB的应用场景，选型影响因素。</text:h>
      <text:p text:style-name="P14"/>
      <text:p text:style-name="P14"><text:tab/><text:tab/><text:span text:style-name="T32">DynamoDB属于nosql系列键/值和文档数据库。所以它的优势就算数据结构灵活，可以应对<text:tab/>多变的数据类型；支持二级索引，可通过不同的键来检索；完全托管于aws，运维压力低，提供企<text:tab/>业及支持；高性能，所有数据存储在SSD中；方便集成其他服务，比如S3,EMR。那么当业务需求<text:tab/>里面有多个点与以上优势重合的情况下，该应用的场景就可以考虑使用DynamoDB。</text:span></text:p>
      <text:p text:style-name="P14"/>
      <text:p text:style-name="P14"><text:tab/><text:tab/>选型影响因素<text:span text:style-name="T33">：</text:span></text:p>
      <text:p text:style-name="P14"><text:tab/><text:tab/><text:tab/><text:span text:style-name="T34">1.与业务的匹配程度。</text:span></text:p>
      <text:p text:style-name="P14"><text:soft-page-break/><text:tab/><text:tab/><text:tab/><text:span text:style-name="T34">2.熟悉性占比。在一个项目里面熟悉的技术应该占较大比重，技术负债太高，项目失败可<text:tab/><text:tab/><text:tab/><text:tab/>能性高。</text:span></text:p>
      <text:p text:style-name="P14"><text:tab/><text:tab/><text:tab/><text:span text:style-name="T34">3.技术生命周期。技术的生命周期应该大于项目周期。angular.js到angular的跨越。</text:span></text:p>
      <text:p text:style-name="P14"><text:tab/><text:tab/><text:tab/><text:span text:style-name="T34">4.是否存在同类竞品。</text:span></text:p>
      <text:p text:style-name="P14"><text:tab/><text:tab/><text:tab/><text:span text:style-name="T34">5.闭源可能性/价格，产业政策。</text:span></text:p>
      <text:h text:style-name="Heading_20_3" text:outline-level="3"/>
      <text:h text:style-name="Heading_20_3" text:outline-level="3">四、搭建本地DynamoDB环境，基于shell操作数据库。</text:h>
      <text:p text:style-name="P14"/>
      <text:p text:style-name="P16"><text:tab/>操作<text:span text:style-name="T2">Dynamo的方式：</text:span>AWS CLI <text:s/>、 控制台、API。</text:p>
      <text:p text:style-name="P21"><text:tab/>可用的cli命令：</text:p>
      <text:p text:style-name="P41"><text:tab/> <text:span text:style-name="T35">https://docs.aws.amazon.com/cli/latest/reference/dynamodb/index.html</text:span></text:p>
      <text:p text:style-name="P16"/>
      <text:p text:style-name="P17"><text:tab/><text:span text:style-name="T3">必须先配置凭证以为您的应用程序启用授权,然后才能以编程方式或通过 AWS Command Line</text:span></text:p>
      <text:p text:style-name="P22"><text:tab/>Interface (AWS CLI) 访问 DynamoDB。</text:p>
      <text:p text:style-name="P22"/>
      <text:p text:style-name="P1"><text:span text:style-name="T42"><text:tab/></text:span><text:span text:style-name="T4">使用 </text:span><text:span text:style-name="T6">AWS CLI </text:span><text:span text:style-name="T4">时，必须明确指定或通过设置默认区域来指定 </text:span><text:span text:style-name="T6">AWS </text:span><text:span text:style-name="T4">区域。</text:span><text:span text:style-name="Source_20_Text"><text:span text:style-name="T8">Default <text:tab/>region name</text:span></text:span><text:span text:style-name="T4"> 标识<text:tab/>默认情况下您要将请求发送到的服务器所在的区域。</text:span></text:p>
      <text:p text:style-name="P14"/>
      <text:h text:style-name="Heading_20_3" text:outline-level="3">五、了解spring data dynamodb社区活跃度以及文档健全性；如果SDD支持率高，使用SDD完成<text:tab/>demo的CRUD操作；如果SDD支持率不高，使用DynamoDBMapper接口完成CRUD。<text:span text:style-name="T3">除了<text:tab/>DynamoDBMapper之外，还有朴素的javaAPI。</text:span></text:h>
      <text:p text:style-name="P18"/>
      <text:p text:style-name="P23"><text:span text:style-name="T18"><text:tab/></text:span><text:span text:style-name="T9">要选择单个开发工具包模块，请使用 </text:span><text:span text:style-name="T15">AWS SDK for Java </text:span><text:span text:style-name="T9">的 </text:span><text:span text:style-name="T15">Maven </text:span><text:span text:style-name="T9">材料清单 </text:span><text:span text:style-name="T15">(<text:tab/>BOM)</text:span><text:span text:style-name="T9">，这将确保您指定的所有模块使用相同版本的开发工具包而且相互兼容。</text:span></text:p>
      <text:p text:style-name="P23"><text:span text:style-name="T9"><text:tab/></text:span><text:span text:style-name="T10">在POM的&lt;dependencyManagement&gt;里面指定aws bom的坐标和版本，然后在<text:tab/>&lt;dependencies&gt;里面选择自己应用需要的组件，由于已经在BOM里面声明了开发工具包<text:tab/>的版本，因此无需为每个组件都提供版本号。</text:span></text:p>
      <text:p text:style-name="P23"><text:span text:style-name="T16"><text:tab/>&lt;</text:span><text:span text:style-name="T47">dependencyManagement</text:span><text:span text:style-name="T46">&gt;</text:span></text:p>
      <text:p text:style-name="P45"><text:span text:style-name="T48"><text:tab/><text:tab/></text:span><text:span text:style-name="T46">&lt;</text:span><text:span text:style-name="T47">dependencies</text:span><text:span text:style-name="T46">&gt;</text:span></text:p>
      <text:p text:style-name="P45"><text:span text:style-name="T48"><text:tab/><text:tab/><text:tab/></text:span><text:span text:style-name="T46">&lt;</text:span><text:span text:style-name="T47">dependency</text:span><text:span text:style-name="T46">&gt;</text:span></text:p>
      <text:p text:style-name="P45"><text:span text:style-name="T48"><text:tab/><text:tab/><text:tab/> <text:s text:c="3"/></text:span><text:span text:style-name="T46">&lt;</text:span><text:span text:style-name="T47">groupId</text:span><text:span text:style-name="T46">&gt;</text:span><text:span text:style-name="T49">com.amazonaws</text:span><text:span text:style-name="T46">&lt;/</text:span><text:span text:style-name="T47">groupId</text:span><text:span text:style-name="T46">&gt;</text:span></text:p>
      <text:p text:style-name="P45"><text:span text:style-name="T48"><text:tab/><text:tab/><text:tab/> <text:s text:c="3"/></text:span><text:span text:style-name="T46">&lt;</text:span><text:span text:style-name="T47">artifactId</text:span><text:span text:style-name="T46">&gt;</text:span><text:span text:style-name="T49">aws-java-sdk-bom</text:span><text:span text:style-name="T46">&lt;/</text:span><text:span text:style-name="T47">artifactId</text:span><text:span text:style-name="T46">&gt;</text:span></text:p>
      <text:p text:style-name="P45"><text:span text:style-name="T48"><text:tab/><text:tab/><text:tab/> <text:s text:c="3"/></text:span><text:span text:style-name="T46">&lt;</text:span><text:span text:style-name="T47">version</text:span><text:span text:style-name="T46">&gt;</text:span><text:span text:style-name="T49">1.11.502</text:span><text:span text:style-name="T46">&lt;/</text:span><text:span text:style-name="T47">version</text:span><text:span text:style-name="T46">&gt;</text:span></text:p>
      <text:p text:style-name="P45"><text:span text:style-name="T48"><text:tab/><text:tab/><text:tab/> <text:s text:c="3"/></text:span><text:span text:style-name="T46">&lt;</text:span><text:span text:style-name="T47">type</text:span><text:span text:style-name="T46">&gt;</text:span><text:span text:style-name="T49">pom</text:span><text:span text:style-name="T46">&lt;/</text:span><text:span text:style-name="T47">type</text:span><text:span text:style-name="T46">&gt;</text:span></text:p>
      <text:p text:style-name="P45"><text:span text:style-name="T48"><text:tab/><text:tab/><text:tab/> <text:s text:c="3"/></text:span><text:span text:style-name="T46">&lt;</text:span><text:span text:style-name="T47">scope</text:span><text:span text:style-name="T46">&gt;</text:span><text:span text:style-name="T49">import</text:span><text:span text:style-name="T46">&lt;/</text:span><text:span text:style-name="T47">scope</text:span><text:span text:style-name="T46">&gt;</text:span></text:p>
      <text:p text:style-name="P45"><text:span text:style-name="T48"><text:tab/><text:tab/><text:tab/></text:span><text:span text:style-name="T46">&lt;/</text:span><text:span text:style-name="T47">dependency</text:span><text:span text:style-name="T46">&gt;</text:span></text:p>
      <text:p text:style-name="P45"><text:span text:style-name="T48"><text:tab/><text:tab/></text:span><text:span text:style-name="T46">&lt;/</text:span><text:span text:style-name="T47">dependencies</text:span><text:span text:style-name="T46">&gt;</text:span></text:p>
      <text:p text:style-name="P23"><text:span text:style-name="T48"><text:tab/></text:span><text:span text:style-name="T46">&lt;/</text:span><text:span text:style-name="T47">dependencyManagement</text:span><text:span text:style-name="T46">&gt;</text:span></text:p>
      <text:p text:style-name="P23"><text:span text:style-name="T16"/></text:p>
      <text:p text:style-name="P23"><text:span text:style-name="T16"><text:tab/><text:tab/>&lt;</text:span><text:span text:style-name="T47">dependency</text:span><text:span text:style-name="T46">&gt;</text:span></text:p>
      <text:p text:style-name="P45"><text:span text:style-name="T48"><text:tab/><text:tab/> <text:s text:c="3"/></text:span><text:span text:style-name="T46">&lt;</text:span><text:span text:style-name="T47">groupId</text:span><text:span text:style-name="T46">&gt;</text:span><text:span text:style-name="T49">com.amazonaws</text:span><text:span text:style-name="T46">&lt;/</text:span><text:span text:style-name="T47">groupId</text:span><text:span text:style-name="T46">&gt;</text:span></text:p>
      <text:p text:style-name="P45"><text:span text:style-name="T48"><text:tab/><text:tab/> <text:s text:c="3"/></text:span><text:span text:style-name="T46">&lt;</text:span><text:span text:style-name="T47">artifactId</text:span><text:span text:style-name="T46">&gt;</text:span><text:span text:style-name="T49">aws-java-sdk-dynamodb</text:span><text:span text:style-name="T46">&lt;/</text:span><text:span text:style-name="T47">artifactId</text:span><text:span text:style-name="T46">&gt;</text:span></text:p>
      <text:p text:style-name="P23"><text:span text:style-name="T48"><text:tab/><text:tab/></text:span><text:span text:style-name="T46">&lt;/</text:span><text:span text:style-name="T47">dependency</text:span><text:span text:style-name="T46">&gt;</text:span></text:p>
      <text:p text:style-name="P4"/>
      <text:p text:style-name="P4"/>
      <text:p text:style-name="P23"><text:span text:style-name="T10"><text:tab/></text:span><text:span text:style-name="T11">查询item的方法：</text:span></text:p>
      <text:p text:style-name="P23"><text:span text:style-name="T11"><text:tab/>1. getItem(spec) ，从表中检索单个</text:span><text:span text:style-name="T12">item</text:span><text:span text:style-name="T11">，必须提供主键值。</text:span></text:p>
      <text:p text:style-name="P24"><text:soft-page-break/><text:span text:style-name="T11"><text:tab/>2. </text:span><text:span text:style-name="T9">query(spec) ，从表中检索具有特定分区键的全部item,必须提供分区键，排序键可选。</text:span></text:p>
      <text:p text:style-name="P5"><text:tab/>3. scan(spec) ，检索指定表中的所有item,可以提供一个可选的FilterExpression,以便返回符合条件 <text:tab/><text:tab/>的项目。但是，筛选条件仅在扫描整个表后使用。</text:p>
      <text:p text:style-name="P5"/>
      <text:p text:style-name="P6">DynamoDBMapper 类不允许创建、更新或删除表。要执行这些任务,请改用低级别 适用于 Java 的</text:p>
      <text:p text:style-name="P25"><text:span text:style-name="T9">开发工具包 接口。</text:span><text:span text:style-name="T13">（这个应该修改成类</text:span><text:span text:style-name="T14">似jpa的spring.jpa.hibernate.ddl-auto: update）</text:span></text:p>
      <text:p text:style-name="P6"/>
      <text:p text:style-name="P7">DynamoDBMapper的query，只有当表或索引具有复合主键(分区键和排序键)时,才能对其执行查询。</text:p>
      <text:p text:style-name="P7"/>
      <text:p text:style-name="P2"><text:span text:style-name="T44">DynamoDB低级别api: </text:span><text:a xlink:type="simple" xlink:href="https://docs.aws.amazon.com/amazondynamodb/latest/APIReference/Welcome.html" text:style-name="Internet_20_link" text:visited-style-name="Visited_20_Internet_20_Link">https://docs.aws.amazon.com/amazondynamodb/latest/APIReference/Welcome.html</text:a></text:p>
      <text:p text:style-name="P8"/>
      <text:p text:style-name="P43">AWS SDK APi： </text:p>
      <text:p text:style-name="P3"><text:a xlink:type="simple" xlink:href="https://docs.aws.amazon.com/AWSJavaSDK/latest/javadoc/overview-summary.html" text:style-name="Internet_20_link" text:visited-style-name="Visited_20_Internet_20_Link">https://docs.aws.amazon.com/AWSJavaSDK/latest/javadoc/overview-summary.html</text:a></text:p>
      <text:p text:style-name="P5"/>
      <text:p text:style-name="P9"/>
      <text:p text:style-name="P14"/>
      <text:h text:style-name="Heading_20_3" text:outline-level="3">六、使用索引，熟悉索引准则。</text:h>
      <text:p text:style-name="P14"><text:tab/></text:p>
      <text:p text:style-name="P19"><text:tab/>全局二级索引：<text:span text:style-name="T1">索引的主键可以是其表中的任意两个属性。</text:span></text:p>
      <text:p text:style-name="P19"><text:tab/><text:span text:style-name="T1">本地二级索引 ：索引的分区键必须与其表的分区键相同。不过,排序键可以是任何其他属性。</text:span></text:p>
      <text:p text:style-name="P19"/>
      <text:p text:style-name="P19"><text:tab/>二级索引使用<text:span text:style-name="T23">query，scan来查询。</text:span></text:p>
      <text:p text:style-name="P19"/>
      <text:p text:style-name="P20"><text:tab/><text:span text:style-name="T24">在表中放置或删除项目时,表的全局二级索引会以最终一致性方式进行更新。在正常情况下,对表数据<text:tab/>进行的更改会瞬间传播到全局二级索引。</text:span></text:p>
      <text:p text:style-name="P20"/>
      <text:p text:style-name="P26"><text:tab/>为了避免触发可能的限制,全局二级索引的预置写入容量应等于或大于基表的写入容量,因为新更</text:p>
      <text:p text:style-name="P26"><text:tab/>新将同时写入基表和全局二级索引。</text:p>
      <text:p text:style-name="P26"/>
      <text:p text:style-name="P26"><text:tab/>造成索引键冲突的<text:span text:style-name="T25">case:</text:span></text:p>
      <text:p text:style-name="P27"><text:tab/><text:span text:style-name="T25">1.属性值与索引键架构数据类型之间存在数据类型不匹配.</text:span></text:p>
      <text:p text:style-name="P27"><text:tab/><text:span text:style-name="T25">2.表中的某个属性值超出索引键属性的最大长度。分区键的最大长度为 2048 字节,排序键的最大长<text:tab/><text:tab/>度为1024 字节。</text:span></text:p>
      <text:p text:style-name="P28"><text:tab/>3.新添加的item没有指定索引键属性。</text:p>
      <text:p text:style-name="P28"/>
      <text:p text:style-name="P28"/>
      <text:p text:style-name="P28"><text:tab/>索引键必须有分区键<text:span text:style-name="T26">，可以不包含排序键。</text:span></text:p>
      <text:p text:style-name="P28"/>
      <text:p text:style-name="P29"><text:tab/>项目集合<text:span text:style-name="T28">：基表和索引项目的集合。每个项目集合的表和索引数据都存储在一个分区中。</text:span></text:p>
      <text:p text:style-name="P28"/>
      <text:p text:style-name="P28"/>
      <text:p text:style-name="P28"/>
      <text:p text:style-name="P28"><text:tab/><text:span text:style-name="T29">GSI与LSI的区别：</text:span></text:p>
      <text:p text:style-name="P28"><text:tab/><text:span text:style-name="T29">1.存储位置不同—GSI数据与基表数据分开存储，LSI的数据与基表存储在同一分区。</text:span></text:p>
      <text:p text:style-name="P28"><text:tab/><text:span text:style-name="T29">2.索引属性不同—GSI索引属性可以是任意两个可成键属性（字符串、数字、二进制）；LSI的索引<text:tab/> <text:s text:c="2"/>属性为分区键+任意一个可成键属性。</text:span></text:p>
      <text:p text:style-name="P28"><text:tab/><text:span text:style-name="T29">3.索引数量不一样—GSI可以有20个，一个表最多可以创建5个LSI。</text:span></text:p>
      <text:p text:style-name="P28"><text:tab/>4. <text:span text:style-name="T36">GSI拥有独立得RCU、WCU；LSI和基表共享RCU、WCU。</text:span></text:p>
      <text:p text:style-name="P30"><text:tab/>5. GSI不支持强一致性，LSI支持强一致性。</text:p>
      <text:p text:style-name="P30"><text:soft-page-break/></text:p>
      <text:p text:style-name="P30"/>
      <text:p text:style-name="P30"/>
      <text:p text:style-name="P30">索引准则<text:span text:style-name="T37">：</text:span></text:p>
      <text:p text:style-name="P31">1.最大程度地减少索引得数量。</text:p>
      <text:p text:style-name="P31">2.频繁写入得表，避免使用索引。</text:p>
      <text:p text:style-name="P32">3.只投影经常使用得属性。（索引条目的写入容量单位为1K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索引完整结构：</text:p>
      <text:p text:style-name="P13"><text:span text:style-name="T43"><text:tab/></text:span><text:span text:style-name="Source_20_Text"><text:span text:style-name="T7">{</text:span></text:span></text:p>
      <text:p text:style-name="P42"><text:span text:style-name="Source_20_Text"><text:span text:style-name="T5"><text:s text:c="4"/></text:span></text:span><text:span text:style-name="Source_20_Text"><text:span text:style-name="T7">TableName: "Music",</text:span></text:span></text:p>
      <text:p text:style-name="P42"><text:span text:style-name="Source_20_Text"><text:span text:style-name="T5"><text:s text:c="4"/></text:span></text:span><text:span text:style-name="Source_20_Text"><text:span text:style-name="T7">AttributeDefinitions:[</text:span></text:span></text:p>
      <text:p text:style-name="P42"><text:span text:style-name="Source_20_Text"><text:span text:style-name="T5"><text:s text:c="8"/></text:span></text:span><text:span text:style-name="Source_20_Text"><text:span text:style-name="T7">{AttributeName: "Genre", AttributeType: "S"},</text:span></text:span></text:p>
      <text:p text:style-name="P42"><text:span text:style-name="Source_20_Text"><text:span text:style-name="T5"><text:s text:c="8"/></text:span></text:span><text:span text:style-name="Source_20_Text"><text:span text:style-name="T7">{AttributeName: "Price", AttributeType: "N"}</text:span></text:span></text:p>
      <text:p text:style-name="P42"><text:span text:style-name="Source_20_Text"><text:span text:style-name="T5"><text:s text:c="4"/></text:span></text:span><text:span text:style-name="Source_20_Text"><text:span text:style-name="T7">],</text:span></text:span></text:p>
      <text:p text:style-name="P42"><text:span text:style-name="Source_20_Text"><text:span text:style-name="T5"><text:s text:c="4"/></text:span></text:span><text:span text:style-name="Source_20_Text"><text:span text:style-name="T7">GlobalSecondaryIndexUpdates: [</text:span></text:span></text:p>
      <text:p text:style-name="P42"><text:span text:style-name="Source_20_Text"><text:span text:style-name="T5"><text:s text:c="8"/></text:span></text:span><text:span text:style-name="Source_20_Text"><text:span text:style-name="T7">{</text:span></text:span></text:p>
      <text:p text:style-name="P42"><text:span text:style-name="Source_20_Text"><text:span text:style-name="T5"><text:s text:c="12"/></text:span></text:span><text:span text:style-name="Source_20_Text"><text:span text:style-name="T7">Create: {</text:span></text:span></text:p>
      <text:p text:style-name="P42"><text:span text:style-name="Source_20_Text"><text:span text:style-name="T5"><text:s text:c="16"/></text:span></text:span><text:span text:style-name="Source_20_Text"><text:span text:style-name="T7">IndexName: "GenreAndPriceIndex",</text:span></text:span></text:p>
      <text:p text:style-name="P42"><text:span text:style-name="Source_20_Text"><text:span text:style-name="T5"><text:s text:c="16"/></text:span></text:span><text:span text:style-name="Source_20_Text"><text:span text:style-name="T7">KeySchema: [</text:span></text:span></text:p>
      <text:p text:style-name="P42"><text:span text:style-name="Source_20_Text"><text:span text:style-name="T5"><text:s text:c="20"/></text:span></text:span><text:span text:style-name="Source_20_Text"><text:span text:style-name="T7">{AttributeName: "Genre", KeyType: "HASH"}, //Partition key</text:span></text:span></text:p>
      <text:p text:style-name="P42"><text:span text:style-name="Source_20_Text"><text:span text:style-name="T5"><text:s text:c="20"/></text:span></text:span><text:span text:style-name="Source_20_Text"><text:span text:style-name="T7">{AttributeName: "Price", KeyType: "RANGE"}, //Sort key</text:span></text:span></text:p>
      <text:p text:style-name="P42"><text:span text:style-name="Source_20_Text"><text:span text:style-name="T5"><text:s text:c="16"/></text:span></text:span><text:span text:style-name="Source_20_Text"><text:span text:style-name="T7">],</text:span></text:span></text:p>
      <text:p text:style-name="P42"><text:span text:style-name="Source_20_Text"><text:span text:style-name="T5"><text:s text:c="16"/></text:span></text:span><text:span text:style-name="Source_20_Text"><text:span text:style-name="T7">Projection: {</text:span></text:span></text:p>
      <text:p text:style-name="P42"><text:span text:style-name="Source_20_Text"><text:span text:style-name="T5"><text:s text:c="20"/></text:span></text:span><text:span text:style-name="Source_20_Text"><text:span text:style-name="T7">"ProjectionType": "ALL"</text:span></text:span></text:p>
      <text:p text:style-name="P42"><text:span text:style-name="Source_20_Text"><text:span text:style-name="T5"><text:s text:c="16"/></text:span></text:span><text:span text:style-name="Source_20_Text"><text:span text:style-name="T7">},</text:span></text:span></text:p>
      <text:p text:style-name="P42"><text:soft-page-break/><text:span text:style-name="Source_20_Text"><text:span text:style-name="T5"><text:s text:c="16"/></text:span></text:span><text:span text:style-name="Source_20_Text"><text:span text:style-name="T7">ProvisionedThroughput: {</text:span></text:span></text:p>
      <text:p text:style-name="P42"><text:span text:style-name="Source_20_Text"><text:span text:style-name="T5"><text:s text:c="20"/></text:span></text:span><text:span text:style-name="Source_20_Text"><text:span text:style-name="T7">"ReadCapacityUnits": 1,"WriteCapacityUnits": 1</text:span></text:span></text:p>
      <text:p text:style-name="P42"><text:span text:style-name="Source_20_Text"><text:span text:style-name="T5"><text:s text:c="16"/></text:span></text:span><text:span text:style-name="Source_20_Text"><text:span text:style-name="T7">}</text:span></text:span></text:p>
      <text:p text:style-name="P42"><text:span text:style-name="Source_20_Text"><text:span text:style-name="T5"><text:s text:c="12"/></text:span></text:span><text:span text:style-name="Source_20_Text"><text:span text:style-name="T7">}</text:span></text:span></text:p>
      <text:p text:style-name="P42"><text:span text:style-name="Source_20_Text"><text:span text:style-name="T5"><text:s text:c="8"/></text:span></text:span><text:span text:style-name="Source_20_Text"><text:span text:style-name="T7">}</text:span></text:span></text:p>
      <text:p text:style-name="P42"><text:span text:style-name="Source_20_Text"><text:span text:style-name="T5"><text:s text:c="4"/></text:span></text:span><text:span text:style-name="Source_20_Text"><text:span text:style-name="T7">]</text:span></text:span></text:p>
      <text:p text:style-name="P42"><text:span text:style-name="Source_20_Text"><text:span text:style-name="T7">}</text:span></text:span></text:p>
      <text:p text:style-name="P32"/>
      <text:p text:style-name="P32"/>
      <text:p text:style-name="P28"><text:tab/></text:p>
      <text:p text:style-name="P19"/>
      <text:h text:style-name="Heading_20_3" text:outline-level="3">七、熟悉分区键设计、排序键设计，CRUD。</text:h>
      <text:p text:style-name="P14"/>
      <text:p text:style-name="P14"><text:tab/>实现多个排序键的方法<text:span text:style-name="T27">：创建多个local secondary index；每个表可以创建最多5个local secondary index。</text:span></text:p>
      <text:p text:style-name="P14"/>
      <text:p text:style-name="P33">每个local secondary index都必须符合以下条件:</text:p>
      <text:p text:style-name="P33">• 分区键与其基表的分区键相同。</text:p>
      <text:p text:style-name="P33">• 排序键仅由一个标量属性构成。</text:p>
      <text:p text:style-name="P33">• 基表的排序键投影到索引中,并在其中用作非键属性。</text:p>
      <text:p text:style-name="P14"/>
      <text:p text:style-name="P14">初始分区计算公式：</text:p>
      <text:p text:style-name="P12">(readCapacityUnits / 3000) + (writeCapacityUnits / 1000) = RoundUp(initPartitions).</text:p>
      <text:p text:style-name="P12">执行拆分的情况：</text:p>
      <text:p text:style-name="P11"><text:span text:style-name="T39">1.</text:span><text:span text:style-name="T41">如果当前表分区不能满足新的预置吞吐量时，</text:span><text:span text:style-name="T38">DynamoDB</text:span><text:span text:style-name="T41">将会将当前的分区数量扩充一倍。</text:span></text:p>
      <text:p text:style-name="P11"><text:span text:style-name="T40">2. </text:span><text:span text:style-name="T41">如果某个分区的数据量超过了限制</text:span><text:span text:style-name="T40">10G</text:span><text:span text:style-name="T41">，</text:span><text:span text:style-name="T40">DynamoDB</text:span><text:span text:style-name="T41">将会把这个分区拆成两个，并且数据将会平均分配到两个新的分区中。</text:span></text:p>
      <text:p text:style-name="P10">拆分的分区只能共享原分区的读写吞吐，如果分区键没有将数据分得均匀，就会导致一个分区拆分出过多的分区，读写容量越来越小，导致性能严重下降。</text:p>
      <text:p text:style-name="P14"/>
      <text:p text:style-name="P14"/>
      <text:p text:style-name="P14"/>
      <text:p text:style-name="P14"/>
      <text:p text:style-name="P14"/>
      <text:p text:style-name="P14">遇到的问题：</text:p>
      <text:p text:style-name="P14"/>
      <text:p text:style-name="P14">1.删除一个属性。 </text:p>
      <text:p text:style-name="P14"/>
      <text:p text:style-name="P14"><text:tab/><text:span text:style-name="T21">remove关键字</text:span></text:p>
      <text:p text:style-name="P34"/>
      <text:p text:style-name="P35"><text:span text:style-name="T22">2</text:span>.把写在getter()的注解写到类的成员。<text:tab/></text:p>
      <text:p text:style-name="P35"/>
      <text:p text:style-name="P38"><text:tab/>没有使用<text:span text:style-name="T45">DynamoDBMapper接口。</text:span></text:p>
      <text:p text:style-name="P38"><text:soft-page-break/></text:p>
      <text:p text:style-name="P39">3.创建GSI时必须指定index的Attribute schema,否则会报Attribute schema错误，导致创建失败。</text:p>
      <text:p text:style-name="P39"><text:s text:c="3"/>如果在创建GSI时报错为unknown error,很有可能是没有指定 <text:s text:c="5"/>IndexName,KeySchema,ProvisionedThroughput,Projection其中的某一项或者几项。</text:p>
      <text:p text:style-name="P39">指定索引的完整结构肯定不会报错。</text:p>
      <text:p text:style-name="P36"/>
      <text:p text:style-name="P36"/>
      <text:p text:style-name="P3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Lohit Devanagari1" svg:font-family="'Lohit Devanagari'"/>
    <style:font-face style:name="Liberation Mono" svg:font-family="'Liberation Mono'" style:font-family-generic="modern" style:font-pitch="fixed"/>
    <style:font-face style:name="文泉驿点阵正黑2" svg:font-family="文泉驿点阵正黑" style:font-family-generic="modern" style:font-pitch="fixed"/>
    <style:font-face style:name="文泉驿点阵正黑" svg:font-family="文泉驿点阵正黑"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驿点阵正黑1" svg:font-family="文泉驿点阵正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文泉驿点阵正黑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文泉驿点阵正黑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驿点阵正黑1" style:font-family-asian="文泉驿点阵正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文泉驿点阵正黑2" style:font-family-asian="文泉驿点阵正黑"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文泉驿点阵正黑2" style:font-family-asian="文泉驿点阵正黑"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6:15:20.828798148</meta:creation-date>
    <dc:date>2019-02-28T11:39:53.224597958</dc:date>
    <meta:editing-duration>P1DT11H28M51S</meta:editing-duration>
    <meta:editing-cycles>84</meta:editing-cycles>
    <meta:generator>LibreOffice/5.3.6.1$Linux_X86_64 LibreOffice_project/30$Build-1</meta:generator>
    <meta:document-statistic meta:table-count="0" meta:image-count="0" meta:object-count="0" meta:page-count="6" meta:paragraph-count="131" meta:word-count="2332" meta:character-count="4758" meta:non-whitespace-character-count="4163"/>
  </office:meta>
</office:document-meta>
</file>